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  <style:style style:name="T1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Low Pass Filter Calculation</text:span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Lp.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Pi</text:p>
          </table:table-cell>
          <table:table-cell office:value-type="string">
            <text:p>f[Hz]</text:p>
          </table:table-cell>
          <table:table-cell office:value-type="string">
            <text:p>Factor</text:p>
          </table:table-cell>
          <table:table-cell/>
        </table:table-row>
        <table:table-row table:style-name="ro2">
          <table:table-cell/>
          <table:table-cell table:style-name="ce2" office:value-type="float" office:value="1000">
            <text:p>1,00E+003</text:p>
          </table:table-cell>
          <table:table-cell table:formula="of:=(1/(2*[.B4]*[.D4]*([.E4]/[.F4])))*1000000" office:value-type="float" office:value="0.318309886142228">
            <text:p>0,318309886142228</text:p>
          </table:table-cell>
          <table:table-cell office:value-type="float" office:value="3.141592654">
            <text:p>3,141592654</text:p>
          </table:table-cell>
          <table:table-cell table:style-name="ce2" office:value-type="float" office:value="50000">
            <text:p>5,00E+004</text:p>
          </table:table-cell>
          <table:table-cell office:value-type="float" office:value="100">
            <text:p>100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.06.2010</text:date>, <text:time>22:04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ołowik</meta:initial-creator>
    <meta:creation-date>2010-06-22T21:38:08</meta:creation-date>
    <dc:date>2010-06-22T22:04:59</dc:date>
    <dc:creator>Michał Wołowik</dc:creator>
    <meta:editing-duration>PT00H26M53S</meta:editing-duration>
    <meta:editing-cycles>2</meta:editing-cycles>
    <meta:generator>OpenOffice.org/3.2$Linux OpenOffice.org_project/320m12$Build-9483</meta:generator>
    <meta:document-statistic meta:table-count="3" meta:cell-count="12" meta:object-count="0"/>
  </office:meta>
</office:document-meta>
</file>